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09a9fb" officeooo:paragraph-rsid="0009a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hello{</text:p>
      <text:p text:style-name="P1"><text:tab/>public static void main(String args[]){</text:p>
      <text:p text:style-name="P1"><text:tab/><text:tab/>System.out.println(“from()”);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3T07:46:46.293357774</dc:date>
    <meta:editing-duration>PT1M1S</meta:editing-duration>
    <meta:editing-cycles>1</meta:editing-cycles>
    <meta:document-statistic meta:table-count="0" meta:image-count="0" meta:object-count="0" meta:page-count="1" meta:paragraph-count="5" meta:word-count="10" meta:character-count="86" meta:non-whitespace-character-count="77"/>
    <meta:generator>LibreOffice/7.3.7.2$Linux_X86_64 LibreOffice_project/30$Build-2</meta:generator>
  </office:meta>
</office:document-meta>
</file>